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vanagari" svg:font-family="Devanagari"/>
    <style:font-face style:name="Roboto" svg:font-family="Roboto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0.743cm"/>
    </style:style>
    <style:style style:name="co16" style:family="table-column">
      <style:table-column-properties fo:break-before="auto" style:column-width="2.82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9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voic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0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" style:family="table-cell" style:parent-style-name="Default">
      <style:text-properties style:font-name="u5c"/>
    </style:style>
    <style:style style:name="ce1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>
      <style:text-properties style:font-name="u5hp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2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ext-properties style:font-name="u8zf"/>
    </style:style>
    <style:style style:name="ce35" style:family="table-cell" style:parent-style-name="Default">
      <style:text-properties style:font-name="u8z"/>
    </style:style>
    <style:style style:name="ce36" style:family="table-cell" style:parent-style-name="Default">
      <style:text-properties style:font-name="u8"/>
    </style:style>
    <style:style style:name="ce37" style:family="table-cell" style:parent-style-name="Default">
      <style:text-properties style:font-name="u5"/>
    </style:style>
    <style:style style:name="ce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3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c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9" style:family="table-cell" style:parent-style-name="Default">
      <style:text-properties style:font-name="u5c"/>
    </style:style>
    <style:style style:name="ce8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2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f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z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5hp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8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7" style:family="table-cell" style:parent-style-name="Default">
      <style:text-properties style:font-name="u5hp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5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5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6" style:family="table-cell" style:parent-style-name="Default">
      <style:table-cell-properties fo:background-color="#afd095"/>
    </style:style>
    <style:style style:name="ce97" style:family="table-cell" style:parent-style-name="Default">
      <style:text-properties style:font-name="u8zf"/>
    </style:style>
    <style:style style:name="ce98" style:family="table-cell" style:parent-style-name="Default">
      <style:text-properties style:font-name="u8z"/>
    </style:style>
    <style:style style:name="ce99" style:family="table-cell" style:parent-style-name="Default">
      <style:text-properties style:font-name="u8"/>
    </style:style>
    <style:style style:name="ce100" style:family="table-cell" style:parent-style-name="Default">
      <style:text-properties style:font-name="u5"/>
    </style:style>
    <style:style style:name="ce38" style:family="table-cell" style:parent-style-name="Default" style:data-style-name="N2">
      <style:table-cell-properties fo:border="0.06pt solid #000000"/>
      <style:text-properties style:font-name="u5c" fo:font-size="14pt" style:font-size-asian="14pt" style:font-size-complex="14pt"/>
    </style:style>
    <style:style style:name="ce39" style:family="table-cell" style:parent-style-name="Default" style:data-style-name="N2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40" style:family="table-cell" style:parent-style-name="Default">
      <style:table-cell-properties fo:background-color="transparent" fo:border="0.06pt solid #000000"/>
      <style:text-properties style:font-name="u5hp" fo:font-size="14pt" style:font-size-asian="14pt" style:font-size-complex="14pt"/>
    </style:style>
    <style:style style:name="ce41" style:family="table-cell" style:parent-style-name="Default">
      <style:table-cell-properties fo:background-color="#ffff6d" fo:border="0.06pt solid #000000"/>
      <style:text-properties style:font-name="u5hp" fo:font-size="14pt" style:font-size-asian="14pt" style:font-size-complex="14pt"/>
    </style:style>
    <style:style style:name="ce42" style:family="table-cell" style:parent-style-name="Default">
      <style:table-cell-properties fo:border="0.06pt solid #000000"/>
      <style:text-properties style:font-name="u5" fo:font-size="14pt" style:font-size-asian="14pt" style:font-size-complex="14pt"/>
    </style:style>
    <style:style style:name="ce43" style:family="table-cell" style:parent-style-name="Default">
      <style:table-cell-properties fo:background-color="#ffff6d" fo:border="0.06pt solid #000000"/>
      <style:text-properties style:font-name="u5" fo:font-size="14pt" style:font-size-asian="14pt" style:font-size-complex="14pt"/>
    </style:style>
    <style:style style:name="ce44" style:family="table-cell" style:parent-style-name="Default">
      <style:table-cell-properties fo:border="0.06pt solid #000000"/>
      <style:text-properties style:font-name="u5c" fo:font-size="14pt" style:font-size-asian="14pt" style:font-size-complex="14pt"/>
    </style:style>
    <style:style style:name="ce45" style:family="table-cell" style:parent-style-name="Default">
      <style:table-cell-properties fo:background-color="#ffff6d" fo:border="0.06pt solid #000000"/>
      <style:text-properties style:font-name="u5c" fo:font-size="14pt" style:font-size-asian="14pt" style:font-size-complex="14pt"/>
    </style:style>
    <style:style style:name="ce46" style:family="table-cell" style:parent-style-name="Default">
      <style:table-cell-properties fo:background-color="#ffffd7" fo:border="0.06pt solid #000000"/>
      <style:text-properties style:font-name="Arial1" fo:font-size="14pt" style:font-size-asian="14pt" style:font-size-complex="14pt"/>
    </style:style>
    <style:style style:name="ce110" style:family="table-cell" style:parent-style-name="Default">
      <style:table-cell-properties fo:background-color="#ffffd7" fo:border="0.06pt solid #000000"/>
      <style:text-properties style:font-name="Devanagari" fo:font-size="14pt" style:font-size-asian="14pt" style:font-size-complex="14pt"/>
    </style:style>
    <style:style style:name="ce47" style:family="table-cell" style:parent-style-name="Default">
      <style:table-cell-properties fo:background-color="#ffff6d" fo:border="0.06pt solid #000000"/>
      <style:text-properties style:font-name="Arial1"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u5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ice" table:style-name="ta1">
        <office:forms form:automatic-focus="false" form:apply-design-mode="false"/>
        <table:table-column table:style-name="co1" table:default-cell-style-name="ce79"/>
        <table:table-column table:style-name="co2" table:default-cell-style-name="ce87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6" table:number-columns-repeated="993" table:default-cell-style-name="Default"/>
        <table:table-row table:style-name="ro1">
          <table:table-cell table:style-name="ce71" office:value-type="string" calcext:value-type="string">
            <text:p>u5</text:p>
          </table:table-cell>
          <table:table-cell table:style-name="ce80" office:value-type="string" calcext:value-type="string">
            <text:p>u5hp</text:p>
          </table:table-cell>
          <table:table-cell table:style-name="ce88" office:value-type="string" calcext:value-type="string">
            <text:p>u8</text:p>
          </table:table-cell>
          <table:table-cell table:style-name="ce88" office:value-type="string" calcext:value-type="string">
            <text:p>u8z</text:p>
          </table:table-cell>
          <table:table-cell table:style-name="ce88" office:value-type="string" calcext:value-type="string">
            <text:p>u8zf</text:p>
          </table:table-cell>
          <table:table-cell table:style-name="ce88" office:value-type="string" calcext:value-type="string">
            <text:p>u8v</text:p>
          </table:table-cell>
          <table:table-cell table:style-name="ce90" office:value-type="string" calcext:value-type="string">
            <text:p>u5</text:p>
          </table:table-cell>
          <table:table-cell table:style-name="ce90" office:value-type="string" calcext:value-type="string">
            <text:p>u5hp</text:p>
          </table:table-cell>
          <table:table-cell table:style-name="ce90" office:value-type="string" calcext:value-type="string">
            <text:p>u8</text:p>
          </table:table-cell>
          <table:table-cell table:style-name="ce90" office:value-type="string" calcext:value-type="string">
            <text:p>u8z</text:p>
          </table:table-cell>
          <table:table-cell table:style-name="ce90" office:value-type="string" calcext:value-type="string">
            <text:p>u8zf</text:p>
          </table:table-cell>
          <table:table-cell table:style-name="ce90" office:value-type="string" calcext:value-type="string">
            <text:p>u8v</text:p>
          </table:table-cell>
          <table:table-cell table:style-name="ce90"/>
          <table:table-cell table:style-name="ce91" office:value-type="string" calcext:value-type="string">
            <text:p>u5</text:p>
          </table:table-cell>
          <table:table-cell table:style-name="ce91" office:value-type="string" calcext:value-type="string">
            <text:p>u5hp</text:p>
          </table:table-cell>
          <table:table-cell table:style-name="ce91" office:value-type="string" calcext:value-type="string">
            <text:p>u8</text:p>
          </table:table-cell>
          <table:table-cell table:style-name="ce91" office:value-type="string" calcext:value-type="string">
            <text:p>u8z</text:p>
          </table:table-cell>
          <table:table-cell table:style-name="ce91" office:value-type="string" calcext:value-type="string">
            <text:p>u8zf</text:p>
          </table:table-cell>
          <table:table-cell table:style-name="ce91" office:value-type="string" calcext:value-type="string">
            <text:p>u8v</text:p>
          </table:table-cell>
          <table:table-cell table:style-name="ce94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Q</text:p>
          </table:table-cell>
          <table:table-cell table:style-name="ce81" table:number-columns-repeated="4"/>
          <table:table-cell table:style-name="ce72" office:value-type="string" calcext:value-type="string">
            <text:p>g</text:p>
          </table:table-cell>
          <table:table-cell table:style-name="ce81" table:number-columns-repeated="6"/>
          <table:table-cell table:style-name="ce92" office:value-type="string" calcext:value-type="string">
            <text:p>colon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J</text:p>
          </table:table-cell>
          <table:table-cell table:style-name="ce81" table:number-columns-repeated="4"/>
          <table:table-cell table:style-name="ce72" office:value-type="string" calcext:value-type="string">
            <text:p>h</text:p>
          </table:table-cell>
          <table:table-cell table:style-name="ce81" table:number-columns-repeated="6"/>
          <table:table-cell table:style-name="ce92" office:value-type="string" calcext:value-type="string">
            <text:p>semicolon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4"/>
          <table:table-cell table:style-name="ce72" office:value-type="string" calcext:value-type="string">
            <text:p>i</text:p>
          </table:table-cell>
          <table:table-cell table:style-name="ce81" table:number-columns-repeated="6"/>
          <table:table-cell table:style-name="ce92" office:value-type="string" calcext:value-type="string">
            <text:p>lt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81" office:value-type="string" calcext:value-type="string">
            <text:p>W</text:p>
          </table:table-cell>
          <table:table-cell table:style-name="ce81" table:number-columns-repeated="4"/>
          <table:table-cell table:style-name="ce72" office:value-type="string" calcext:value-type="string">
            <text:p>z</text:p>
          </table:table-cell>
          <table:table-cell table:style-name="ce81" table:number-columns-repeated="6"/>
          <table:table-cell table:style-name="ce92" office:value-type="string" calcext:value-type="string">
            <text:p>ikuAl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E</text:p>
          </table:table-cell>
          <table:table-cell table:style-name="ce81" table:number-columns-repeated="5"/>
          <table:table-cell table:style-name="ce72" office:value-type="string" calcext:value-type="string">
            <text:p>k</text:p>
          </table:table-cell>
          <table:table-cell table:style-name="ce81" table:number-columns-repeated="6"/>
          <table:table-cell table:style-name="ce92" office:value-type="string" calcext:value-type="string">
            <text:p>gt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/>
          <table:table-cell table:style-name="ce81" table:number-columns-repeated="5"/>
          <table:table-cell table:style-name="ce72" office:value-type="string" calcext:value-type="string">
            <text:p>l</text:p>
          </table:table-cell>
          <table:table-cell table:style-name="ce81" table:number-columns-repeated="6"/>
          <table:table-cell table:style-name="ce92" office:value-type="string" calcext:value-type="string">
            <text:p>kscn</text:p>
          </table:table-cell>
          <table:table-cell table:style-name="ce81" table:number-columns-repeated="5"/>
          <table:table-cell table:style-name="ce89" table:number-columns-repeated="12"/>
          <table:table-cell table:number-columns-repeated="993"/>
        </table:table-row>
        <table:table-row table:style-name="ro1">
          <table:table-cell table:number-columns-repeated="2" table:style-name="ce72" office:value-type="string" calcext:value-type="string">
            <text:p>H</text:p>
          </table:table-cell>
          <table:table-cell table:style-name="ce81" table:number-columns-repeated="4"/>
          <table:table-cell table:style-name="ce72" office:value-type="string" calcext:value-type="string">
            <text:p>m</text:p>
          </table:table-cell>
          <table:table-cell table:style-name="ce81" table:number-columns-repeated="6"/>
          <table:table-cell table:style-name="ce92" office:value-type="string" calcext:value-type="string">
            <text:p>L</text:p>
          </table:table-cell>
          <table:table-cell table:style-name="ce93" office:value-type="string" calcext:value-type="string">
            <text:p>A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N</text:p>
          </table:table-cell>
          <table:table-cell table:style-name="ce81" table:number-columns-repeated="5"/>
          <table:table-cell table:style-name="ce72" office:value-type="string" calcext:value-type="string">
            <text:p>n</text:p>
          </table:table-cell>
          <table:table-cell table:style-name="ce81" table:number-columns-repeated="6"/>
          <table:table-cell table:style-name="ce92" office:value-type="string" calcext:value-type="string">
            <text:p>J</text:p>
          </table:table-cell>
          <table:table-cell table:style-name="ce93" office:value-type="string" calcext:value-type="string">
            <text:p>B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T</text:p>
          </table:table-cell>
          <table:table-cell table:style-name="ce81" table:number-columns-repeated="5"/>
          <table:table-cell table:style-name="ce72" office:value-type="string" calcext:value-type="string">
            <text:p>o</text:p>
          </table:table-cell>
          <table:table-cell table:style-name="ce81" table:number-columns-repeated="6"/>
          <table:table-cell table:style-name="ce92" office:value-type="string" calcext:value-type="string">
            <text:p>Q</text:p>
          </table:table-cell>
          <table:table-cell table:style-name="ce93" office:value-type="string" calcext:value-type="string">
            <text:p>C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f</text:p>
          </table:table-cell>
          <table:table-cell table:style-name="ce81" table:number-columns-repeated="5"/>
          <table:table-cell table:style-name="ce72" office:value-type="string" calcext:value-type="string">
            <text:p>p</text:p>
          </table:table-cell>
          <table:table-cell table:style-name="ce81" table:number-columns-repeated="6"/>
          <table:table-cell table:style-name="ce92" office:value-type="string" calcext:value-type="string">
            <text:p>W</text:p>
          </table:table-cell>
          <table:table-cell table:style-name="ce93" office:value-type="string" calcext:value-type="string">
            <text:p>D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81" table:number-columns-repeated="5"/>
          <table:table-cell table:style-name="ce72" office:value-type="string" calcext:value-type="string">
            <text:p>r</text:p>
          </table:table-cell>
          <table:table-cell table:style-name="ce81" table:number-columns-repeated="6"/>
          <table:table-cell table:style-name="ce92" office:value-type="string" calcext:value-type="string">
            <text:p>X</text:p>
          </table:table-cell>
          <table:table-cell table:style-name="ce93" office:value-type="string" calcext:value-type="string">
            <text:p>E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81" table:number-columns-repeated="5"/>
          <table:table-cell table:style-name="ce72" office:value-type="string" calcext:value-type="string">
            <text:p>s</text:p>
          </table:table-cell>
          <table:table-cell table:style-name="ce81" table:number-columns-repeated="6"/>
          <table:table-cell table:style-name="ce92" office:value-type="string" calcext:value-type="string">
            <text:p>F</text:p>
          </table:table-cell>
          <table:table-cell table:style-name="ce81" office:value-type="string" calcext:value-type="string">
            <text:p>F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81" table:number-columns-repeated="5"/>
          <table:table-cell table:style-name="ce72" office:value-type="string" calcext:value-type="string">
            <text:p>t</text:p>
          </table:table-cell>
          <table:table-cell table:style-name="ce81" table:number-columns-repeated="6"/>
          <table:table-cell table:style-name="ce92" office:value-type="string" calcext:value-type="string">
            <text:p>y</text:p>
          </table:table-cell>
          <table:table-cell table:style-name="ce81" office:value-type="string" calcext:value-type="string">
            <text:p>y</text:p>
          </table:table-cell>
          <table:table-cell table:style-name="ce81" table:number-columns-repeated="4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81" table:number-columns-repeated="5"/>
          <table:table-cell table:style-name="ce72" office:value-type="string" calcext:value-type="string">
            <text:p>u</text:p>
          </table:table-cell>
          <table:table-cell table:style-name="ce81" table:number-columns-repeated="12"/>
          <table:table-cell table:style-name="ce89" table:number-columns-repeated="12"/>
          <table:table-cell table:number-columns-repeated="993"/>
        </table:table-row>
        <table:table-row table:style-name="ro1">
          <table:table-cell table:style-name="ce73" office:value-type="string" calcext:value-type="string">
            <text:p>e</text:p>
          </table:table-cell>
          <table:table-cell table:style-name="ce82" table:number-columns-repeated="5"/>
          <table:table-cell table:style-name="ce73" office:value-type="string" calcext:value-type="string">
            <text:p>v</text:p>
          </table:table-cell>
          <table:table-cell table:style-name="ce82" table:number-columns-repeated="12"/>
          <table:table-cell table:style-name="ce95" table:number-columns-repeated="12"/>
          <table:table-cell table:style-name="ce96" table:number-columns-repeated="993"/>
        </table:table-row>
        <table:table-row table:style-name="ro1">
          <table:table-cell table:style-name="ce74" office:value-type="string" calcext:value-type="string">
            <text:p>A</text:p>
          </table:table-cell>
          <table:table-cell table:style-name="ce83" office:value-type="string" calcext:value-type="string">
            <text:p>D</text:p>
          </table:table-cell>
          <table:table-cell table:style-name="ce83" office:value-type="string" calcext:value-type="string">
            <text:p>E</text:p>
          </table:table-cell>
          <table:table-cell table:style-name="ce83" office:value-type="string" calcext:value-type="string">
            <text:p>R</text:p>
          </table:table-cell>
          <table:table-cell table:style-name="ce83" office:value-type="string" calcext:value-type="string">
            <text:p>X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U</text:p>
          </table:table-cell>
          <table:table-cell table:style-name="ce83" office:value-type="string" calcext:value-type="string">
            <text:p>I</text:p>
          </table:table-cell>
          <table:table-cell table:style-name="ce83" office:value-type="string" calcext:value-type="string">
            <text:p>O</text:p>
          </table:table-cell>
          <table:table-cell table:style-name="ce83" office:value-type="string" calcext:value-type="string">
            <text:p>P</text:p>
          </table:table-cell>
          <table:table-cell table:style-name="ce83" office:value-type="string" calcext:value-type="string">
            <text:p>Q</text:p>
          </table:table-cell>
          <table:table-cell table:style-name="ce83" office:value-type="string" calcext:value-type="string">
            <text:p>S</text:p>
          </table:table-cell>
          <table:table-cell table:style-name="ce83" office:value-type="string" calcext:value-type="string">
            <text:p>W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G</text:p>
          </table:table-cell>
          <table:table-cell table:style-name="ce83" office:value-type="string" calcext:value-type="string">
            <text:p>J</text:p>
          </table:table-cell>
          <table:table-cell table:style-name="ce83" office:value-type="string" calcext:value-type="string">
            <text:p>H</text:p>
          </table:table-cell>
          <table:table-cell table:style-name="ce83" office:value-type="string" calcext:value-type="string">
            <text:p>K</text:p>
          </table:table-cell>
          <table:table-cell table:style-name="ce83" office:value-type="string" calcext:value-type="string">
            <text:p>L</text:p>
          </table:table-cell>
          <table:table-cell table:style-name="ce83" office:value-type="string" calcext:value-type="string">
            <text:p>Z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C</text:p>
          </table:table-cell>
          <table:table-cell table:style-name="ce83" office:value-type="string" calcext:value-type="string">
            <text:p>V</text:p>
          </table:table-cell>
          <table:table-cell table:style-name="ce83" office:value-type="string" calcext:value-type="string">
            <text:p>B</text:p>
          </table:table-cell>
          <table:table-cell table:style-name="ce83" office:value-type="string" calcext:value-type="string">
            <text:p>F</text:p>
          </table:table-cell>
          <table:table-cell table:style-name="ce83" office:value-type="string" calcext:value-type="string">
            <text:p>M</text:p>
          </table:table-cell>
          <table:table-cell table:style-name="ce83" table:number-columns-repeated="5"/>
          <table:table-cell table:style-name="ce97" table:number-columns-repeated="993"/>
        </table:table-row>
        <table:table-row table:style-name="ro1">
          <table:table-cell table:style-name="ce75" office:value-type="string" calcext:value-type="string">
            <text:p>A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R</text:p>
          </table:table-cell>
          <table:table-cell table:style-name="ce84" office:value-type="string" calcext:value-type="string">
            <text:p>X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U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O</text:p>
          </table:table-cell>
          <table:table-cell table:style-name="ce84" office:value-type="string" calcext:value-type="string">
            <text:p>P</text:p>
          </table:table-cell>
          <table:table-cell table:style-name="ce84" office:value-type="string" calcext:value-type="string">
            <text:p>Q</text:p>
          </table:table-cell>
          <table:table-cell table:style-name="ce84" office:value-type="string" calcext:value-type="string">
            <text:p>S</text:p>
          </table:table-cell>
          <table:table-cell table:style-name="ce84" office:value-type="string" calcext:value-type="string">
            <text:p>W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J</text:p>
          </table:table-cell>
          <table:table-cell table:style-name="ce84" office:value-type="string" calcext:value-type="string">
            <text:p>H</text:p>
          </table:table-cell>
          <table:table-cell table:style-name="ce84" office:value-type="string" calcext:value-type="string">
            <text:p>K</text:p>
          </table:table-cell>
          <table:table-cell table:style-name="ce84" office:value-type="string" calcext:value-type="string">
            <text:p>L</text:p>
          </table:table-cell>
          <table:table-cell table:style-name="ce84" office:value-type="string" calcext:value-type="string">
            <text:p>Z</text:p>
          </table:table-cell>
          <table:table-cell table:style-name="ce84" office:value-type="string" calcext:value-type="string">
            <text:p>T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V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M</text:p>
          </table:table-cell>
          <table:table-cell table:style-name="ce84" table:number-columns-repeated="5"/>
          <table:table-cell table:style-name="ce98" table:number-columns-repeated="993"/>
        </table:table-row>
        <table:table-row table:style-name="ro1">
          <table:table-cell table:style-name="ce76" office:value-type="string" calcext:value-type="string">
            <text:p>A</text:p>
          </table:table-cell>
          <table:table-cell table:style-name="ce85" office:value-type="string" calcext:value-type="string">
            <text:p>D</text:p>
          </table:table-cell>
          <table:table-cell table:style-name="ce85" office:value-type="string" calcext:value-type="string">
            <text:p>E</text:p>
          </table:table-cell>
          <table:table-cell table:style-name="ce85" office:value-type="string" calcext:value-type="string">
            <text:p>R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U</text:p>
          </table:table-cell>
          <table:table-cell table:style-name="ce85" office:value-type="string" calcext:value-type="string">
            <text:p>I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Q</text:p>
          </table:table-cell>
          <table:table-cell table:style-name="ce85" office:value-type="string" calcext:value-type="string">
            <text:p>S</text:p>
          </table:table-cell>
          <table:table-cell table:style-name="ce85" office:value-type="string" calcext:value-type="string">
            <text:p>W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J</text:p>
          </table:table-cell>
          <table:table-cell table:style-name="ce85" office:value-type="string" calcext:value-type="string">
            <text:p>H</text:p>
          </table:table-cell>
          <table:table-cell table:style-name="ce85" office:value-type="string" calcext:value-type="string">
            <text:p>K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Z</text:p>
          </table:table-cell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F</text:p>
          </table:table-cell>
          <table:table-cell table:style-name="ce85" office:value-type="string" calcext:value-type="string">
            <text:p>M</text:p>
          </table:table-cell>
          <table:table-cell table:style-name="ce85" table:number-columns-repeated="5"/>
          <table:table-cell table:style-name="ce87" table:number-columns-repeated="993"/>
        </table:table-row>
        <table:table-row table:style-name="ro1">
          <table:table-cell table:style-name="ce77" office:value-type="string" calcext:value-type="string">
            <text:p>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</text:p>
          </table:table-cell>
          <table:table-cell table:style-name="ce86" office:value-type="string" calcext:value-type="string">
            <text:p>R</text:p>
          </table:table-cell>
          <table:table-cell table:style-name="ce86" office:value-type="string" calcext:value-type="string">
            <text:p>X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U</text:p>
          </table:table-cell>
          <table:table-cell table:style-name="ce86" office:value-type="string" calcext:value-type="string">
            <text:p>I</text:p>
          </table:table-cell>
          <table:table-cell table:style-name="ce86" office:value-type="string" calcext:value-type="string">
            <text:p>O</text:p>
          </table:table-cell>
          <table:table-cell table:style-name="ce86" office:value-type="string" calcext:value-type="string">
            <text:p>P</text:p>
          </table:table-cell>
          <table:table-cell table:style-name="ce86" office:value-type="string" calcext:value-type="string">
            <text:p>Q</text:p>
          </table:table-cell>
          <table:table-cell table:style-name="ce86" office:value-type="string" calcext:value-type="string">
            <text:p>S</text:p>
          </table:table-cell>
          <table:table-cell table:style-name="ce86" office:value-type="string" calcext:value-type="string">
            <text:p>W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G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H</text:p>
          </table:table-cell>
          <table:table-cell table:style-name="ce86" office:value-type="string" calcext:value-type="string">
            <text:p>K</text:p>
          </table:table-cell>
          <table:table-cell table:style-name="ce86" office:value-type="string" calcext:value-type="string">
            <text:p>L</text:p>
          </table:table-cell>
          <table:table-cell table:style-name="ce86" office:value-type="string" calcext:value-type="string">
            <text:p>Z</text:p>
          </table:table-cell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C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B</text:p>
          </table:table-cell>
          <table:table-cell table:style-name="ce86" office:value-type="string" calcext:value-type="string">
            <text:p>F</text:p>
          </table:table-cell>
          <table:table-cell table:style-name="ce86" office:value-type="string" calcext:value-type="string">
            <text:p>M</text:p>
          </table:table-cell>
          <table:table-cell table:style-name="ce86" table:number-columns-repeated="5"/>
          <table:table-cell table:style-name="ce99" table:number-columns-repeated="993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81" office:value-type="string" calcext:value-type="string">
            <text:p>D</text:p>
          </table:table-cell>
          <table:table-cell table:style-name="ce81" office:value-type="string" calcext:value-type="string">
            <text:p>E</text:p>
          </table:table-cell>
          <table:table-cell table:style-name="ce81" office:value-type="string" calcext:value-type="string">
            <text:p>R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Y</text:p>
          </table:table-cell>
          <table:table-cell table:style-name="ce81" office:value-type="string" calcext:value-type="string">
            <text:p>U</text:p>
          </table:table-cell>
          <table:table-cell table:style-name="ce81" office:value-type="string" calcext:value-type="string">
            <text:p>I</text:p>
          </table:table-cell>
          <table:table-cell table:style-name="ce81" office:value-type="string" calcext:value-type="string">
            <text:p>O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Q</text:p>
          </table:table-cell>
          <table:table-cell table:style-name="ce81" office:value-type="string" calcext:value-type="string">
            <text:p>S</text:p>
          </table:table-cell>
          <table:table-cell table:style-name="ce81" office:value-type="string" calcext:value-type="string">
            <text:p>W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G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H</text:p>
          </table:table-cell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L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string" calcext:value-type="string">
            <text:p>T</text:p>
          </table:table-cell>
          <table:table-cell table:style-name="ce81" office:value-type="string" calcext:value-type="string">
            <text:p>C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B</text:p>
          </table:table-cell>
          <table:table-cell table:style-name="ce81" office:value-type="string" calcext:value-type="string">
            <text:p>F</text:p>
          </table:table-cell>
          <table:table-cell table:style-name="ce81" office:value-type="string" calcext:value-type="string">
            <text:p>M</text:p>
          </table:table-cell>
          <table:table-cell table:style-name="ce81" table:number-columns-repeated="5"/>
          <table:table-cell table:style-name="ce100" table:number-columns-repeated="993"/>
        </table:table-row>
        <table:table-row table:style-name="ro1" table:number-rows-repeated="972">
          <table:table-cell table:style-name="ce78"/>
          <table:table-cell table:style-name="ce85"/>
          <table:table-cell table:style-name="ce89" table:number-columns-repeated="29"/>
          <table:table-cell table:number-columns-repeated="993"/>
        </table:table-row>
        <table:table-row table:style-name="ro2" table:number-rows-repeated="104757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" table:style-name="ta2">
        <office:forms form:automatic-focus="false" form:apply-design-mode="false"/>
        <table:table-column table:style-name="co18" table:default-cell-style-name="ce38"/>
        <table:table-column table:style-name="co20" table:default-cell-style-name="ce40"/>
        <table:table-column table:style-name="co19" table:default-cell-style-name="ce42"/>
        <table:table-column table:style-name="co19" table:default-cell-style-name="ce44"/>
        <table:table-column table:style-name="co21" table:default-cell-style-name="ce44"/>
        <table:table-column table:style-name="co19" table:number-columns-repeated="2" table:default-cell-style-name="ce44"/>
        <table:table-column table:style-name="co19" table:default-cell-style-name="ce46"/>
        <table:table-column table:style-name="co19" table:number-columns-repeated="1016" table:default-cell-style-name="ce44"/>
        <table:table-row table:style-name="ro1"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u5c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Tm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office:annotation draw:style-name="gr1" draw:text-style-name="P2" svg:width="2.899cm" svg:height="1.799cm" svg:x="20.001cm" svg:y="0cm" draw:caption-point-x="-0.61cm" draw:caption-point-y="0.01cm">
              <dc:date>2021-05-22T00:00:00</dc:date>
              <text:p text:style-name="P1"><text:span text:style-name="T1">12</text:span></text:p>
            </office:annotation>
            <text:p>hin/80</text:p>
          </table:table-cell>
          <table:table-cell office:value-type="string" calcext:value-type="string">
            <text:p>grr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guz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bNg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sh</text:p>
          </table:table-cell>
          <table:table-cell table:number-columns-repeated="1007"/>
        </table:table-row>
        <table:table-row table:style-name="ro1">
          <table:table-cell office:value-type="float" office:value="2304" calcext:value-type="float">
            <text:p>2304.00</text:p>
          </table:table-cell>
          <table:table-cell table:formula="of:=DEC2HEX([.A2]; 4)" office:value-type="string" office:string-value="0900" calcext:value-type="string">
            <text:p>09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00</text:p>
          </table:table-cell>
          <table:table-cell table:number-columns-repeated="3"/>
          <table:table-cell table:style-name="ce110" table:formula="of:=CHAR([.I4])" office:value-type="string" office:string-value="" calcext:value-type="string">
            <text:p/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2305" calcext:value-type="float">
            <text:p>2305.00</text:p>
          </table:table-cell>
          <table:table-cell table:formula="of:=DEC2HEX([.A3]; 4)" office:value-type="string" office:string-value="0901" calcext:value-type="string">
            <text:p>0901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6" calcext:value-type="float">
            <text:p>2306.00</text:p>
          </table:table-cell>
          <table:table-cell table:formula="of:=DEC2HEX([.A4]; 4)" office:value-type="string" office:string-value="0902" calcext:value-type="string">
            <text:p>090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07" calcext:value-type="float">
            <text:p>2307.00</text:p>
          </table:table-cell>
          <table:table-cell table:formula="of:=DEC2HEX([.A5]; 4)" office:value-type="string" office:string-value="0903" calcext:value-type="string">
            <text:p>090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08" calcext:value-type="float">
            <text:p>2308.00</text:p>
          </table:table-cell>
          <table:table-cell table:formula="of:=DEC2HEX([.A6]; 4)" office:value-type="string" office:string-value="0904" calcext:value-type="string">
            <text:p>0904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2309.00</text:p>
          </table:table-cell>
          <table:table-cell table:formula="of:=DEC2HEX([.A7]; 4)" office:value-type="string" office:string-value="0905" calcext:value-type="string">
            <text:p>090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2310.00</text:p>
          </table:table-cell>
          <table:table-cell table:formula="of:=DEC2HEX([.A8]; 4)" office:value-type="string" office:string-value="0906" calcext:value-type="string">
            <text:p>090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11" calcext:value-type="float">
            <text:p>2311.00</text:p>
          </table:table-cell>
          <table:table-cell table:formula="of:=DEC2HEX([.A9]; 4)" office:value-type="string" office:string-value="0907" calcext:value-type="string">
            <text:p>0907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12" calcext:value-type="float">
            <text:p>2312.00</text:p>
          </table:table-cell>
          <table:table-cell table:formula="of:=DEC2HEX([.A10]; 4)" office:value-type="string" office:string-value="0908" calcext:value-type="string">
            <text:p>0908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13" calcext:value-type="float">
            <text:p>2313.00</text:p>
          </table:table-cell>
          <table:table-cell table:formula="of:=DEC2HEX([.A11]; 4)" office:value-type="string" office:string-value="0909" calcext:value-type="string">
            <text:p>0909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14" calcext:value-type="float">
            <text:p>2314.00</text:p>
          </table:table-cell>
          <table:table-cell table:formula="of:=DEC2HEX([.A12]; 4)" office:value-type="string" office:string-value="090A" calcext:value-type="string">
            <text:p>090A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.00</text:p>
          </table:table-cell>
          <table:table-cell table:formula="of:=DEC2HEX([.A13]; 4)" office:value-type="string" office:string-value="090B" calcext:value-type="string">
            <text:p>090B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16" calcext:value-type="float">
            <text:p>2316.00</text:p>
          </table:table-cell>
          <table:table-cell table:formula="of:=DEC2HEX([.A14]; 4)" office:value-type="string" office:string-value="090C" calcext:value-type="string">
            <text:p>090C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.00</text:p>
          </table:table-cell>
          <table:table-cell table:formula="of:=DEC2HEX([.A15]; 4)" office:value-type="string" office:string-value="090D" calcext:value-type="string">
            <text:p>090D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8" calcext:value-type="float">
            <text:p>2318.00</text:p>
          </table:table-cell>
          <table:table-cell table:formula="of:=DEC2HEX([.A16]; 4)" office:value-type="string" office:string-value="090E" calcext:value-type="string">
            <text:p>090E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2319.00</text:p>
          </table:table-cell>
          <table:table-cell table:formula="of:=DEC2HEX([.A17]; 4)" office:value-type="string" office:string-value="090F" calcext:value-type="string">
            <text:p>090F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0" calcext:value-type="float">
            <text:p>2320.00</text:p>
          </table:table-cell>
          <table:table-cell table:formula="of:=DEC2HEX([.A18]; 4)" office:value-type="string" office:string-value="0910" calcext:value-type="string">
            <text:p>091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21" calcext:value-type="float">
            <text:p>2321.00</text:p>
          </table:table-cell>
          <table:table-cell table:formula="of:=DEC2HEX([.A19]; 4)" office:value-type="string" office:string-value="0911" calcext:value-type="string">
            <text:p>0911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22" calcext:value-type="float">
            <text:p>2322.00</text:p>
          </table:table-cell>
          <table:table-cell table:formula="of:=DEC2HEX([.A20]; 4)" office:value-type="string" office:string-value="0912" calcext:value-type="string">
            <text:p>0912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.00</text:p>
          </table:table-cell>
          <table:table-cell table:formula="of:=DEC2HEX([.A21]; 4)" office:value-type="string" office:string-value="0913" calcext:value-type="string">
            <text:p>0913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24" calcext:value-type="float">
            <text:p>2324.00</text:p>
          </table:table-cell>
          <table:table-cell table:formula="of:=DEC2HEX([.A22]; 4)" office:value-type="string" office:string-value="0914" calcext:value-type="string">
            <text:p>0914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25" calcext:value-type="float">
            <text:p>2325.00</text:p>
          </table:table-cell>
          <table:table-cell table:formula="of:=DEC2HEX([.A23]; 4)" office:value-type="string" office:string-value="0915" calcext:value-type="string">
            <text:p>0915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.00</text:p>
          </table:table-cell>
          <table:table-cell table:formula="of:=DEC2HEX([.A24]; 4)" office:value-type="string" office:string-value="0916" calcext:value-type="string">
            <text:p>0916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27" calcext:value-type="float">
            <text:p>2327.00</text:p>
          </table:table-cell>
          <table:table-cell table:formula="of:=DEC2HEX([.A25]; 4)" office:value-type="string" office:string-value="0917" calcext:value-type="string">
            <text:p>091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28" calcext:value-type="float">
            <text:p>2328.00</text:p>
          </table:table-cell>
          <table:table-cell table:formula="of:=DEC2HEX([.A26]; 4)" office:value-type="string" office:string-value="0918" calcext:value-type="string">
            <text:p>0918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29" calcext:value-type="float">
            <text:p>2329.00</text:p>
          </table:table-cell>
          <table:table-cell table:formula="of:=DEC2HEX([.A27]; 4)" office:value-type="string" office:string-value="0919" calcext:value-type="string">
            <text:p>0919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30" calcext:value-type="float">
            <text:p>2330.00</text:p>
          </table:table-cell>
          <table:table-cell table:formula="of:=DEC2HEX([.A28]; 4)" office:value-type="string" office:string-value="091A" calcext:value-type="string">
            <text:p>091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.00</text:p>
          </table:table-cell>
          <table:table-cell table:formula="of:=DEC2HEX([.A29]; 4)" office:value-type="string" office:string-value="091B" calcext:value-type="string">
            <text:p>091B</text:p>
          </table:table-cell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float" office:value="2332" calcext:value-type="float">
            <text:p>2332.00</text:p>
          </table:table-cell>
          <table:table-cell table:formula="of:=DEC2HEX([.A30]; 4)" office:value-type="string" office:string-value="091C" calcext:value-type="string">
            <text:p>091C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.00</text:p>
          </table:table-cell>
          <table:table-cell table:formula="of:=DEC2HEX([.A31]; 4)" office:value-type="string" office:string-value="091D" calcext:value-type="string">
            <text:p>091D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.00</text:p>
          </table:table-cell>
          <table:table-cell table:formula="of:=DEC2HEX([.A32]; 4)" office:value-type="string" office:string-value="091E" calcext:value-type="string">
            <text:p>091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35" calcext:value-type="float">
            <text:p>2335.00</text:p>
          </table:table-cell>
          <table:table-cell table:formula="of:=DEC2HEX([.A33]; 4)" office:value-type="string" office:string-value="091F" calcext:value-type="string">
            <text:p>091F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.00</text:p>
          </table:table-cell>
          <table:table-cell table:formula="of:=DEC2HEX([.A34]; 4)" office:value-type="string" office:string-value="0920" calcext:value-type="string">
            <text:p>0920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.00</text:p>
          </table:table-cell>
          <table:table-cell table:formula="of:=DEC2HEX([.A35]; 4)" office:value-type="string" office:string-value="0921" calcext:value-type="string">
            <text:p>0921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.00</text:p>
          </table:table-cell>
          <table:table-cell table:formula="of:=DEC2HEX([.A36]; 4)" office:value-type="string" office:string-value="0922" calcext:value-type="string">
            <text:p>0922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39" calcext:value-type="float">
            <text:p>2339.00</text:p>
          </table:table-cell>
          <table:table-cell table:formula="of:=DEC2HEX([.A37]; 4)" office:value-type="string" office:string-value="0923" calcext:value-type="string">
            <text:p>092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2340.00</text:p>
          </table:table-cell>
          <table:table-cell table:formula="of:=DEC2HEX([.A38]; 4)" office:value-type="string" office:string-value="0924" calcext:value-type="string">
            <text:p>0924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.00</text:p>
          </table:table-cell>
          <table:table-cell table:formula="of:=DEC2HEX([.A39]; 4)" office:value-type="string" office:string-value="0925" calcext:value-type="string">
            <text:p>0925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float" office:value="2342" calcext:value-type="float">
            <text:p>2342.00</text:p>
          </table:table-cell>
          <table:table-cell table:formula="of:=DEC2HEX([.A40]; 4)" office:value-type="string" office:string-value="0926" calcext:value-type="string">
            <text:p>0926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2343" calcext:value-type="float">
            <text:p>2343.00</text:p>
          </table:table-cell>
          <table:table-cell table:formula="of:=DEC2HEX([.A41]; 4)" office:value-type="string" office:string-value="0927" calcext:value-type="string">
            <text:p>0927</text:p>
          </table:table-cell>
          <table:table-cell office:value-type="string" calcext:value-type="string">
            <text:p>Dh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.00</text:p>
          </table:table-cell>
          <table:table-cell table:formula="of:=DEC2HEX([.A42]; 4)" office:value-type="string" office:string-value="0928" calcext:value-type="string">
            <text:p>092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5" calcext:value-type="float">
            <text:p>2345.00</text:p>
          </table:table-cell>
          <table:table-cell table:formula="of:=DEC2HEX([.A43]; 4)" office:value-type="string" office:string-value="0929" calcext:value-type="string">
            <text:p>0929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2346.00</text:p>
          </table:table-cell>
          <table:table-cell table:formula="of:=DEC2HEX([.A44]; 4)" office:value-type="string" office:string-value="092A" calcext:value-type="string">
            <text:p>092A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347" calcext:value-type="float">
            <text:p>2347.00</text:p>
          </table:table-cell>
          <table:table-cell table:formula="of:=DEC2HEX([.A45]; 4)" office:value-type="string" office:string-value="092B" calcext:value-type="string">
            <text:p>092B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48" calcext:value-type="float">
            <text:p>2348.00</text:p>
          </table:table-cell>
          <table:table-cell table:formula="of:=DEC2HEX([.A46]; 4)" office:value-type="string" office:string-value="092C" calcext:value-type="string">
            <text:p>092C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.00</text:p>
          </table:table-cell>
          <table:table-cell table:formula="of:=DEC2HEX([.A47]; 4)" office:value-type="string" office:string-value="092D" calcext:value-type="string">
            <text:p>092D</text:p>
          </table:table-cell>
          <table:table-cell office:value-type="string" calcext:value-type="string">
            <text:p>bh</text:p>
          </table:table-cell>
          <table:table-cell table:number-columns-repeated="1021"/>
        </table:table-row>
        <table:table-row table:style-name="ro1">
          <table:table-cell office:value-type="float" office:value="2350" calcext:value-type="float">
            <text:p>2350.00</text:p>
          </table:table-cell>
          <table:table-cell table:formula="of:=DEC2HEX([.A48]; 4)" office:value-type="string" office:string-value="092E" calcext:value-type="string">
            <text:p>092E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.00</text:p>
          </table:table-cell>
          <table:table-cell table:formula="of:=DEC2HEX([.A49]; 4)" office:value-type="string" office:string-value="092F" calcext:value-type="string">
            <text:p>092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352" calcext:value-type="float">
            <text:p>2352.00</text:p>
          </table:table-cell>
          <table:table-cell table:formula="of:=DEC2HEX([.A50]; 4)" office:value-type="string" office:string-value="0930" calcext:value-type="string">
            <text:p>09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53" calcext:value-type="float">
            <text:p>2353.00</text:p>
          </table:table-cell>
          <table:table-cell table:formula="of:=DEC2HEX([.A51]; 4)" office:value-type="string" office:string-value="0931" calcext:value-type="string">
            <text:p>0931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54" calcext:value-type="float">
            <text:p>2354.00</text:p>
          </table:table-cell>
          <table:table-cell table:formula="of:=DEC2HEX([.A52]; 4)" office:value-type="string" office:string-value="0932" calcext:value-type="string">
            <text:p>093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5" calcext:value-type="float">
            <text:p>2355.00</text:p>
          </table:table-cell>
          <table:table-cell table:formula="of:=DEC2HEX([.A53]; 4)" office:value-type="string" office:string-value="0933" calcext:value-type="string">
            <text:p>093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.00</text:p>
          </table:table-cell>
          <table:table-cell table:formula="of:=DEC2HEX([.A54]; 4)" office:value-type="string" office:string-value="0934" calcext:value-type="string">
            <text:p>0934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357" calcext:value-type="float">
            <text:p>2357.00</text:p>
          </table:table-cell>
          <table:table-cell table:formula="of:=DEC2HEX([.A55]; 4)" office:value-type="string" office:string-value="0935" calcext:value-type="string">
            <text:p>0935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.00</text:p>
          </table:table-cell>
          <table:table-cell table:formula="of:=DEC2HEX([.A56]; 4)" office:value-type="string" office:string-value="0936" calcext:value-type="string">
            <text:p>0936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float" office:value="2359" calcext:value-type="float">
            <text:p>2359.00</text:p>
          </table:table-cell>
          <table:table-cell table:formula="of:=DEC2HEX([.A57]; 4)" office:value-type="string" office:string-value="0937" calcext:value-type="string">
            <text:p>093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0" calcext:value-type="float">
            <text:p>2360.00</text:p>
          </table:table-cell>
          <table:table-cell table:formula="of:=DEC2HEX([.A58]; 4)" office:value-type="string" office:string-value="0938" calcext:value-type="string">
            <text:p>093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2361.00</text:p>
          </table:table-cell>
          <table:table-cell table:formula="of:=DEC2HEX([.A59]; 4)" office:value-type="string" office:string-value="0939" calcext:value-type="string">
            <text:p>0939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39" office:value-type="float" office:value="2362" calcext:value-type="float">
            <text:p>2362.00</text:p>
          </table:table-cell>
          <table:table-cell table:style-name="ce41" table:formula="of:=DEC2HEX([.A60]; 4)" office:value-type="string" office:string-value="093A" calcext:value-type="string">
            <text:p>093A</text:p>
          </table:table-cell>
          <table:table-cell table:style-name="ce43" office:value-type="string" calcext:value-type="string">
            <text:p>oe</text:p>
          </table:table-cell>
          <table:table-cell table:style-name="ce45" table:number-columns-repeated="4"/>
          <table:table-cell table:style-name="ce47"/>
          <table:table-cell table:style-name="ce45" table:number-columns-repeated="1016"/>
        </table:table-row>
        <table:table-row table:style-name="ro1">
          <table:table-cell table:style-name="ce39" office:value-type="float" office:value="2363" calcext:value-type="float">
            <text:p>2363.00</text:p>
          </table:table-cell>
          <table:table-cell table:style-name="ce41" table:formula="of:=DEC2HEX([.A61]; 4)" office:value-type="string" office:string-value="093B" calcext:value-type="string">
            <text:p>093B</text:p>
          </table:table-cell>
          <table:table-cell table:style-name="ce43" office:value-type="string" calcext:value-type="string">
            <text:p>ui</text:p>
          </table:table-cell>
          <table:table-cell table:style-name="ce45" table:number-columns-repeated="4"/>
          <table:table-cell table:style-name="ce47"/>
          <table:table-cell table:style-name="ce45" table:number-columns-repeated="1016"/>
        </table:table-row>
        <table:table-row table:style-name="ro1">
          <table:table-cell table:style-name="ce39" office:value-type="float" office:value="2364" calcext:value-type="float">
            <text:p>2364.00</text:p>
          </table:table-cell>
          <table:table-cell table:style-name="ce41" table:formula="of:=DEC2HEX([.A62]; 4)" office:value-type="string" office:string-value="093C" calcext:value-type="string">
            <text:p>093C</text:p>
          </table:table-cell>
          <table:table-cell table:style-name="ce43" office:value-type="string" calcext:value-type="string">
            <text:p>r/l</text:p>
          </table:table-cell>
          <table:table-cell table:style-name="ce45" table:number-columns-repeated="4"/>
          <table:table-cell table:style-name="ce47"/>
          <table:table-cell table:style-name="ce45" table:number-columns-repeated="1016"/>
        </table:table-row>
        <table:table-row table:style-name="ro1">
          <table:table-cell table:style-name="ce39" office:value-type="float" office:value="2365" calcext:value-type="float">
            <text:p>2365.00</text:p>
          </table:table-cell>
          <table:table-cell table:style-name="ce41" table:formula="of:=DEC2HEX([.A63]; 4)" office:value-type="string" office:string-value="093D" calcext:value-type="string">
            <text:p>093D</text:p>
          </table:table-cell>
          <table:table-cell table:style-name="ce43" office:value-type="string" calcext:value-type="string">
            <text:p>3times</text:p>
          </table:table-cell>
          <table:table-cell table:style-name="ce45" table:number-columns-repeated="4"/>
          <table:table-cell table:style-name="ce47"/>
          <table:table-cell table:style-name="ce45" table:number-columns-repeated="1016"/>
        </table:table-row>
        <table:table-row table:style-name="ro1">
          <table:table-cell office:value-type="float" office:value="2366" calcext:value-type="float">
            <text:p>2366.00</text:p>
          </table:table-cell>
          <table:table-cell table:formula="of:=DEC2HEX([.A64]; 4)" office:value-type="string" office:string-value="093E" calcext:value-type="string">
            <text:p>093E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67" calcext:value-type="float">
            <text:p>2367.00</text:p>
          </table:table-cell>
          <table:table-cell table:formula="of:=DEC2HEX([.A65]; 4)" office:value-type="string" office:string-value="093F" calcext:value-type="string">
            <text:p>093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.00</text:p>
          </table:table-cell>
          <table:table-cell table:formula="of:=DEC2HEX([.A66]; 4)" office:value-type="string" office:string-value="0940" calcext:value-type="string">
            <text:p>0940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69" calcext:value-type="float">
            <text:p>2369.00</text:p>
          </table:table-cell>
          <table:table-cell table:formula="of:=DEC2HEX([.A67]; 4)" office:value-type="string" office:string-value="0941" calcext:value-type="string">
            <text:p>0941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2370" calcext:value-type="float">
            <text:p>2370.00</text:p>
          </table:table-cell>
          <table:table-cell table:formula="of:=DEC2HEX([.A68]; 4)" office:value-type="string" office:string-value="0942" calcext:value-type="string">
            <text:p>0942</text:p>
          </table:table-cell>
          <table:table-cell office:value-type="string" calcext:value-type="string">
            <text:p>uu</text:p>
          </table:table-cell>
          <table:table-cell table:number-columns-repeated="1021"/>
        </table:table-row>
        <table:table-row table:style-name="ro1">
          <table:table-cell office:value-type="float" office:value="2371" calcext:value-type="float">
            <text:p>2371.00</text:p>
          </table:table-cell>
          <table:table-cell table:formula="of:=DEC2HEX([.A69]; 4)" office:value-type="string" office:string-value="0943" calcext:value-type="string">
            <text:p>0943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372" calcext:value-type="float">
            <text:p>2372.00</text:p>
          </table:table-cell>
          <table:table-cell table:formula="of:=DEC2HEX([.A70]; 4)" office:value-type="string" office:string-value="0944" calcext:value-type="string">
            <text:p>0944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2373.00</text:p>
          </table:table-cell>
          <table:table-cell table:formula="of:=DEC2HEX([.A71]; 4)" office:value-type="string" office:string-value="0945" calcext:value-type="string">
            <text:p>0945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2374.00</text:p>
          </table:table-cell>
          <table:table-cell table:formula="of:=DEC2HEX([.A72]; 4)" office:value-type="string" office:string-value="0946" calcext:value-type="string">
            <text:p>09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5" calcext:value-type="float">
            <text:p>2375.00</text:p>
          </table:table-cell>
          <table:table-cell table:formula="of:=DEC2HEX([.A73]; 4)" office:value-type="string" office:string-value="0947" calcext:value-type="string">
            <text:p>094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2376" calcext:value-type="float">
            <text:p>2376.00</text:p>
          </table:table-cell>
          <table:table-cell table:formula="of:=DEC2HEX([.A74]; 4)" office:value-type="string" office:string-value="0948" calcext:value-type="string">
            <text:p>0948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float" office:value="2377" calcext:value-type="float">
            <text:p>2377.00</text:p>
          </table:table-cell>
          <table:table-cell table:formula="of:=DEC2HEX([.A75]; 4)" office:value-type="string" office:string-value="0949" calcext:value-type="string">
            <text:p>0949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378" calcext:value-type="float">
            <text:p>2378.00</text:p>
          </table:table-cell>
          <table:table-cell table:formula="of:=DEC2HEX([.A76]; 4)" office:value-type="string" office:string-value="094A" calcext:value-type="string">
            <text:p>094A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.00</text:p>
          </table:table-cell>
          <table:table-cell table:formula="of:=DEC2HEX([.A77]; 4)" office:value-type="string" office:string-value="094B" calcext:value-type="string">
            <text:p>094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380" calcext:value-type="float">
            <text:p>2380.00</text:p>
          </table:table-cell>
          <table:table-cell table:formula="of:=DEC2HEX([.A78]; 4)" office:value-type="string" office:string-value="094C" calcext:value-type="string">
            <text:p>094C</text:p>
          </table:table-cell>
          <table:table-cell office:value-type="string" calcext:value-type="string">
            <text:p>ou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2381.00</text:p>
          </table:table-cell>
          <table:table-cell table:formula="of:=DEC2HEX([.A79]; 4)" office:value-type="string" office:string-value="094D" calcext:value-type="string">
            <text:p>094D</text:p>
          </table:table-cell>
          <table:table-cell table:number-columns-repeated="1022"/>
        </table:table-row>
        <table:table-row table:style-name="ro1">
          <table:table-cell office:value-type="float" office:value="2382" calcext:value-type="float">
            <text:p>2382.00</text:p>
          </table:table-cell>
          <table:table-cell table:formula="of:=DEC2HEX([.A80]; 4)" office:value-type="string" office:string-value="094E" calcext:value-type="string">
            <text:p>094E</text:p>
          </table:table-cell>
          <table:table-cell table:number-columns-repeated="1022"/>
        </table:table-row>
        <table:table-row table:style-name="ro1">
          <table:table-cell office:value-type="float" office:value="2383" calcext:value-type="float">
            <text:p>2383.00</text:p>
          </table:table-cell>
          <table:table-cell table:formula="of:=DEC2HEX([.A81]; 4)" office:value-type="string" office:string-value="094F" calcext:value-type="string">
            <text:p>094F</text:p>
          </table:table-cell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.00</text:p>
          </table:table-cell>
          <table:table-cell table:formula="of:=DEC2HEX([.A82]; 4)" office:value-type="string" office:string-value="0950" calcext:value-type="string">
            <text:p>0950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1">
          <table:table-cell office:value-type="float" office:value="2385" calcext:value-type="float">
            <text:p>2385.00</text:p>
          </table:table-cell>
          <table:table-cell table:formula="of:=DEC2HEX([.A83]; 4)" office:value-type="string" office:string-value="0951" calcext:value-type="string">
            <text:p>0951</text:p>
          </table:table-cell>
          <table:table-cell table:number-columns-repeated="1022"/>
        </table:table-row>
        <table:table-row table:style-name="ro1">
          <table:table-cell office:value-type="float" office:value="2386" calcext:value-type="float">
            <text:p>2386.00</text:p>
          </table:table-cell>
          <table:table-cell table:formula="of:=DEC2HEX([.A84]; 4)" office:value-type="string" office:string-value="0952" calcext:value-type="string">
            <text:p>0952</text:p>
          </table:table-cell>
          <table:table-cell table:number-columns-repeated="1022"/>
        </table:table-row>
        <table:table-row table:style-name="ro1">
          <table:table-cell office:value-type="float" office:value="2387" calcext:value-type="float">
            <text:p>2387.00</text:p>
          </table:table-cell>
          <table:table-cell table:formula="of:=DEC2HEX([.A85]; 4)" office:value-type="string" office:string-value="0953" calcext:value-type="string">
            <text:p>0953</text:p>
          </table:table-cell>
          <table:table-cell table:number-columns-repeated="1022"/>
        </table:table-row>
        <table:table-row table:style-name="ro1">
          <table:table-cell office:value-type="float" office:value="2388" calcext:value-type="float">
            <text:p>2388.00</text:p>
          </table:table-cell>
          <table:table-cell table:formula="of:=DEC2HEX([.A86]; 4)" office:value-type="string" office:string-value="0954" calcext:value-type="string">
            <text:p>0954</text:p>
          </table:table-cell>
          <table:table-cell table:number-columns-repeated="1022"/>
        </table:table-row>
        <table:table-row table:style-name="ro1">
          <table:table-cell office:value-type="float" office:value="2389" calcext:value-type="float">
            <text:p>2389.00</text:p>
          </table:table-cell>
          <table:table-cell table:formula="of:=DEC2HEX([.A87]; 4)" office:value-type="string" office:string-value="0955" calcext:value-type="string">
            <text:p>0955</text:p>
          </table:table-cell>
          <table:table-cell office:value-type="string" calcext:value-type="string">
            <text:p>ii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2390.00</text:p>
          </table:table-cell>
          <table:table-cell table:formula="of:=DEC2HEX([.A88]; 4)" office:value-type="string" office:string-value="0956" calcext:value-type="string">
            <text:p>0956</text:p>
          </table:table-cell>
          <table:table-cell office:value-type="string" calcext:value-type="string">
            <text:p>ue</text:p>
          </table:table-cell>
          <table:table-cell table:number-columns-repeated="1021"/>
        </table:table-row>
        <table:table-row table:style-name="ro1">
          <table:table-cell office:value-type="float" office:value="2391" calcext:value-type="float">
            <text:p>2391.00</text:p>
          </table:table-cell>
          <table:table-cell table:formula="of:=DEC2HEX([.A89]; 4)" office:value-type="string" office:string-value="0957" calcext:value-type="string">
            <text:p>0957</text:p>
          </table:table-cell>
          <table:table-cell office:value-type="string" calcext:value-type="string">
            <text:p>uue</text:p>
          </table:table-cell>
          <table:table-cell table:number-columns-repeated="1021"/>
        </table:table-row>
        <table:table-row table:style-name="ro1">
          <table:table-cell office:value-type="float" office:value="2392" calcext:value-type="float">
            <text:p>2392.00</text:p>
          </table:table-cell>
          <table:table-cell table:formula="of:=DEC2HEX([.A90]; 4)" office:value-type="string" office:string-value="0958" calcext:value-type="string">
            <text:p>0958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.00</text:p>
          </table:table-cell>
          <table:table-cell table:formula="of:=DEC2HEX([.A91]; 4)" office:value-type="string" office:string-value="0959" calcext:value-type="string">
            <text:p>0959</text:p>
          </table:table-cell>
          <table:table-cell office:value-type="string" calcext:value-type="string">
            <text:p>kh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2394.00</text:p>
          </table:table-cell>
          <table:table-cell table:formula="of:=DEC2HEX([.A92]; 4)" office:value-type="string" office:string-value="095A" calcext:value-type="string">
            <text:p>095A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.00</text:p>
          </table:table-cell>
          <table:table-cell table:formula="of:=DEC2HEX([.A93]; 4)" office:value-type="string" office:string-value="095B" calcext:value-type="string">
            <text:p>095B</text:p>
          </table:table-cell>
          <table:table-cell office:value-type="string" calcext:value-type="string">
            <text:p>gh</text:p>
          </table:table-cell>
          <table:table-cell table:number-columns-repeated="1021"/>
        </table:table-row>
        <table:table-row table:style-name="ro1">
          <table:table-cell office:value-type="float" office:value="2396" calcext:value-type="float">
            <text:p>2396.00</text:p>
          </table:table-cell>
          <table:table-cell table:formula="of:=DEC2HEX([.A94]; 4)" office:value-type="string" office:string-value="095C" calcext:value-type="string">
            <text:p>095C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7" calcext:value-type="float">
            <text:p>2397.00</text:p>
          </table:table-cell>
          <table:table-cell table:formula="of:=DEC2HEX([.A95]; 4)" office:value-type="string" office:string-value="095D" calcext:value-type="string">
            <text:p>095D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398" calcext:value-type="float">
            <text:p>2398.00</text:p>
          </table:table-cell>
          <table:table-cell table:formula="of:=DEC2HEX([.A96]; 4)" office:value-type="string" office:string-value="095E" calcext:value-type="string">
            <text:p>095E</text:p>
          </table:table-cell>
          <table:table-cell office:value-type="string" calcext:value-type="string">
            <text:p>ph</text:p>
          </table:table-cell>
          <table:table-cell table:number-columns-repeated="1021"/>
        </table:table-row>
        <table:table-row table:style-name="ro1">
          <table:table-cell office:value-type="float" office:value="2399" calcext:value-type="float">
            <text:p>2399.00</text:p>
          </table:table-cell>
          <table:table-cell table:formula="of:=DEC2HEX([.A97]; 4)" office:value-type="string" office:string-value="095F" calcext:value-type="string">
            <text:p>095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.00</text:p>
          </table:table-cell>
          <table:table-cell table:formula="of:=DEC2HEX([.A98]; 4)" office:value-type="string" office:string-value="0960" calcext:value-type="string">
            <text:p>0960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01" calcext:value-type="float">
            <text:p>2401.00</text:p>
          </table:table-cell>
          <table:table-cell table:formula="of:=DEC2HEX([.A99]; 4)" office:value-type="string" office:string-value="0961" calcext:value-type="string">
            <text:p>0961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402" calcext:value-type="float">
            <text:p>2402.00</text:p>
          </table:table-cell>
          <table:table-cell table:formula="of:=DEC2HEX([.A100]; 4)" office:value-type="string" office:string-value="0962" calcext:value-type="string">
            <text:p>096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2403.00</text:p>
          </table:table-cell>
          <table:table-cell table:formula="of:=DEC2HEX([.A101]; 4)" office:value-type="string" office:string-value="0963" calcext:value-type="string">
            <text:p>0963</text:p>
          </table:table-cell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float" office:value="2404" calcext:value-type="float">
            <text:p>2404.00</text:p>
          </table:table-cell>
          <table:table-cell table:formula="of:=DEC2HEX([.A102]; 4)" office:value-type="string" office:string-value="0964" calcext:value-type="string">
            <text:p>0964</text:p>
          </table:table-cell>
          <table:table-cell office:value-type="string" calcext:value-type="string">
            <text:p>|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.00</text:p>
          </table:table-cell>
          <table:table-cell table:formula="of:=DEC2HEX([.A103]; 4)" office:value-type="string" office:string-value="0965" calcext:value-type="string">
            <text:p>0965</text:p>
          </table:table-cell>
          <table:table-cell office:value-type="string" calcext:value-type="string">
            <text:p>||</text:p>
          </table:table-cell>
          <table:table-cell table:number-columns-repeated="1021"/>
        </table:table-row>
        <table:table-row table:style-name="ro1">
          <table:table-cell office:value-type="float" office:value="2406" calcext:value-type="float">
            <text:p>2406.00</text:p>
          </table:table-cell>
          <table:table-cell table:formula="of:=DEC2HEX([.A104]; 4)" office:value-type="string" office:string-value="0966" calcext:value-type="string">
            <text:p>09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7" calcext:value-type="float">
            <text:p>2407.00</text:p>
          </table:table-cell>
          <table:table-cell table:formula="of:=DEC2HEX([.A105]; 4)" office:value-type="string" office:string-value="0967" calcext:value-type="string">
            <text:p>096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08" calcext:value-type="float">
            <text:p>2408.00</text:p>
          </table:table-cell>
          <table:table-cell table:formula="of:=DEC2HEX([.A106]; 4)" office:value-type="string" office:string-value="0968" calcext:value-type="string">
            <text:p>096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.00</text:p>
          </table:table-cell>
          <table:table-cell table:formula="of:=DEC2HEX([.A107]; 4)" office:value-type="string" office:string-value="0969" calcext:value-type="string">
            <text:p>096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.00</text:p>
          </table:table-cell>
          <table:table-cell table:formula="of:=DEC2HEX([.A108]; 4)" office:value-type="string" office:string-value="096A" calcext:value-type="string">
            <text:p>096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11" calcext:value-type="float">
            <text:p>2411.00</text:p>
          </table:table-cell>
          <table:table-cell table:formula="of:=DEC2HEX([.A109]; 4)" office:value-type="string" office:string-value="096B" calcext:value-type="string">
            <text:p>096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2412.00</text:p>
          </table:table-cell>
          <table:table-cell table:formula="of:=DEC2HEX([.A110]; 4)" office:value-type="string" office:string-value="096C" calcext:value-type="string">
            <text:p>096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413" calcext:value-type="float">
            <text:p>2413.00</text:p>
          </table:table-cell>
          <table:table-cell table:formula="of:=DEC2HEX([.A111]; 4)" office:value-type="string" office:string-value="096D" calcext:value-type="string">
            <text:p>096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.00</text:p>
          </table:table-cell>
          <table:table-cell table:formula="of:=DEC2HEX([.A112]; 4)" office:value-type="string" office:string-value="096E" calcext:value-type="string">
            <text:p>096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2415" calcext:value-type="float">
            <text:p>2415.00</text:p>
          </table:table-cell>
          <table:table-cell table:formula="of:=DEC2HEX([.A113]; 4)" office:value-type="string" office:string-value="096F" calcext:value-type="string">
            <text:p>096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416" calcext:value-type="float">
            <text:p>2416.00</text:p>
          </table:table-cell>
          <table:table-cell table:formula="of:=DEC2HEX([.A114]; 4)" office:value-type="string" office:string-value="0970" calcext:value-type="string">
            <text:p>0970</text:p>
          </table:table-cell>
          <table:table-cell table:number-columns-repeated="1022"/>
        </table:table-row>
        <table:table-row table:style-name="ro1">
          <table:table-cell office:value-type="float" office:value="2417" calcext:value-type="float">
            <text:p>2417.00</text:p>
          </table:table-cell>
          <table:table-cell table:formula="of:=DEC2HEX([.A115]; 4)" office:value-type="string" office:string-value="0971" calcext:value-type="string">
            <text:p>0971</text:p>
          </table:table-cell>
          <table:table-cell table:number-columns-repeated="1022"/>
        </table:table-row>
        <table:table-row table:style-name="ro1">
          <table:table-cell office:value-type="float" office:value="2418" calcext:value-type="float">
            <text:p>2418.00</text:p>
          </table:table-cell>
          <table:table-cell table:formula="of:=DEC2HEX([.A116]; 4)" office:value-type="string" office:string-value="0972" calcext:value-type="string">
            <text:p>097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419" calcext:value-type="float">
            <text:p>2419.00</text:p>
          </table:table-cell>
          <table:table-cell table:formula="of:=DEC2HEX([.A117]; 4)" office:value-type="string" office:string-value="0973" calcext:value-type="string">
            <text:p>0973</text:p>
          </table:table-cell>
          <table:table-cell office:value-type="string" calcext:value-type="string">
            <text:p>oi</text:p>
          </table:table-cell>
          <table:table-cell table:number-columns-repeated="1021"/>
        </table:table-row>
        <table:table-row table:style-name="ro1">
          <table:table-cell office:value-type="float" office:value="2420" calcext:value-type="float">
            <text:p>2420.00</text:p>
          </table:table-cell>
          <table:table-cell table:formula="of:=DEC2HEX([.A118]; 4)" office:value-type="string" office:string-value="0974" calcext:value-type="string">
            <text:p>0974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2421.00</text:p>
          </table:table-cell>
          <table:table-cell table:formula="of:=DEC2HEX([.A119]; 4)" office:value-type="string" office:string-value="0975" calcext:value-type="string">
            <text:p>0975</text:p>
          </table:table-cell>
          <table:table-cell office:value-type="string" calcext:value-type="string">
            <text:p>aa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.00</text:p>
          </table:table-cell>
          <table:table-cell table:formula="of:=DEC2HEX([.A120]; 4)" office:value-type="string" office:string-value="0976" calcext:value-type="string">
            <text:p>0976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office:value-type="float" office:value="2423" calcext:value-type="float">
            <text:p>2423.00</text:p>
          </table:table-cell>
          <table:table-cell table:formula="of:=DEC2HEX([.A121]; 4)" office:value-type="string" office:string-value="0977" calcext:value-type="string">
            <text:p>0977</text:p>
          </table:table-cell>
          <table:table-cell office:value-type="string" calcext:value-type="string">
            <text:p>uui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2424.00</text:p>
          </table:table-cell>
          <table:table-cell table:formula="of:=DEC2HEX([.A122]; 4)" office:value-type="string" office:string-value="0978" calcext:value-type="string">
            <text:p>0978</text:p>
          </table:table-cell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2425.00</text:p>
          </table:table-cell>
          <table:table-cell table:formula="of:=DEC2HEX([.A123]; 4)" office:value-type="string" office:string-value="0979" calcext:value-type="string">
            <text:p>0979</text:p>
          </table:table-cell>
          <table:table-cell office:value-type="string" calcext:value-type="string">
            <text:p>zh</text:p>
          </table:table-cell>
          <table:table-cell table:number-columns-repeated="1021"/>
        </table:table-row>
        <table:table-row table:style-name="ro1">
          <table:table-cell office:value-type="float" office:value="2426" calcext:value-type="float">
            <text:p>2426.00</text:p>
          </table:table-cell>
          <table:table-cell table:formula="of:=DEC2HEX([.A124]; 4)" office:value-type="string" office:string-value="097A" calcext:value-type="string">
            <text:p>097A</text:p>
          </table:table-cell>
          <table:table-cell office:value-type="string" calcext:value-type="string">
            <text:p>zy</text:p>
          </table:table-cell>
          <table:table-cell table:number-columns-repeated="1021"/>
        </table:table-row>
        <table:table-row table:style-name="ro1">
          <table:table-cell office:value-type="float" office:value="2427" calcext:value-type="float">
            <text:p>2427.00</text:p>
          </table:table-cell>
          <table:table-cell table:formula="of:=DEC2HEX([.A125]; 4)" office:value-type="string" office:string-value="097B" calcext:value-type="string">
            <text:p>097B</text:p>
          </table:table-cell>
          <table:table-cell office:value-type="string" calcext:value-type="string">
            <text:p>ggA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2428.00</text:p>
          </table:table-cell>
          <table:table-cell table:formula="of:=DEC2HEX([.A126]; 4)" office:value-type="string" office:string-value="097C" calcext:value-type="string">
            <text:p>097C</text:p>
          </table:table-cell>
          <table:table-cell office:value-type="string" calcext:value-type="string">
            <text:p>zzA</text:p>
          </table:table-cell>
          <table:table-cell table:number-columns-repeated="1021"/>
        </table:table-row>
        <table:table-row table:style-name="ro1">
          <table:table-cell office:value-type="float" office:value="2429" calcext:value-type="float">
            <text:p>2429.00</text:p>
          </table:table-cell>
          <table:table-cell table:formula="of:=DEC2HEX([.A127]; 4)" office:value-type="string" office:string-value="097D" calcext:value-type="string">
            <text:p>097D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2430.00</text:p>
          </table:table-cell>
          <table:table-cell table:formula="of:=DEC2HEX([.A128]; 4)" office:value-type="string" office:string-value="097E" calcext:value-type="string">
            <text:p>097E</text:p>
          </table:table-cell>
          <table:table-cell office:value-type="string" calcext:value-type="string">
            <text:p>ddA</text:p>
          </table:table-cell>
          <table:table-cell table:number-columns-repeated="1021"/>
        </table:table-row>
        <table:table-row table:style-name="ro1">
          <table:table-cell office:value-type="float" office:value="2431" calcext:value-type="float">
            <text:p>2431.00</text:p>
          </table:table-cell>
          <table:table-cell table:formula="of:=DEC2HEX([.A129]; 4)" office:value-type="string" office:string-value="097F" calcext:value-type="string">
            <text:p>097F</text:p>
          </table:table-cell>
          <table:table-cell office:value-type="string" calcext:value-type="string">
            <text:p>bbA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8" table:style-name="ta2">
        <table:table-column table:style-name="co1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vanagari" svg:font-family="Devanagari"/>
    <style:font-face style:name="Roboto" svg:font-family="Roboto"/>
    <style:font-face style:name="u5" svg:font-family="u5" style:font-pitch="variable"/>
    <style:font-face style:name="u5c" svg:font-family="u5c" style:font-pitch="variable"/>
    <style:font-face style:name="u5hp" svg:font-family="u5hp" style:font-pitch="variable"/>
    <style:font-face style:name="u8" svg:font-family="u8" style:font-pitch="variable"/>
    <style:font-face style:name="u8z" svg:font-family="u8z" style:font-pitch="variable"/>
    <style:font-face style:name="u8zf" svg:font-family="u8zf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1:47:05.961797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ice" style:display-name="PageStyle_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22T11:51:45.287191436</dc:date>
    <meta:editing-duration>PT51M10S</meta:editing-duration>
    <meta:editing-cycles>6</meta:editing-cycles>
    <meta:document-statistic meta:table-count="3" meta:cell-count="597" meta:object-count="0"/>
  </office:meta>
</office:document-meta>
</file>